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echo "Enter a number"</text:p>
      <text:p text:style-name="Preformatted_20_Text">read n</text:p>
      <text:p text:style-name="Preformatted_20_Text">i = 1</text:p>
      <text:p text:style-name="Preformatted_20_Text">while [ $i -le 10 ]</text:p>
      <text:p text:style-name="Preformatted_20_Text">do</text:p>
      <text:p text:style-name="Preformatted_20_Text"><text:tab/>echo " $n x $i = $((n*i)) "</text:p>
      <text:p text:style-name="Preformatted_20_Text"><text:tab/>i = $((i+1))</text:p>
      <text:p text:style-name="Preformatted_20_Text">done</text:p>
      <text:p text:style-name="Preformatted_20_Text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10-05T17:46:43.567862447</dc:date>
    <meta:editing-duration>PT1M34S</meta:editing-duration>
    <meta:editing-cycles>1</meta:editing-cycles>
    <meta:generator>LibreOffice/6.4.7.2$Linux_X86_64 LibreOffice_project/40$Build-2</meta:generator>
    <meta:document-statistic meta:table-count="0" meta:image-count="0" meta:object-count="0" meta:page-count="1" meta:paragraph-count="8" meta:word-count="28" meta:character-count="98" meta:non-whitespace-character-count="76"/>
  </office:meta>
</office:document-meta>
</file>